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d71a" officeooo:paragraph-rsid="0018d71a"/>
    </style:style>
    <style:style style:name="P2" style:family="paragraph" style:parent-style-name="Standard">
      <style:paragraph-properties fo:text-align="center" style:justify-single-word="false"/>
      <style:text-properties officeooo:rsid="0018d71a" officeooo:paragraph-rsid="0018d71a"/>
    </style:style>
    <style:style style:name="P3" style:family="paragraph" style:parent-style-name="Standard">
      <style:text-properties officeooo:rsid="0018d71a" officeooo:paragraph-rsid="001e14fa"/>
    </style:style>
    <style:style style:name="P4" style:family="paragraph" style:parent-style-name="Standard">
      <style:text-properties officeooo:rsid="0018d71a" officeooo:paragraph-rsid="00294fe5"/>
    </style:style>
    <style:style style:name="P5" style:family="paragraph" style:parent-style-name="Standard">
      <style:text-properties officeooo:rsid="001b36e3" officeooo:paragraph-rsid="001b36e3"/>
    </style:style>
    <style:style style:name="P6" style:family="paragraph" style:parent-style-name="Standard">
      <style:text-properties officeooo:rsid="001c7cc1" officeooo:paragraph-rsid="001c7cc1"/>
    </style:style>
    <style:style style:name="P7" style:family="paragraph" style:parent-style-name="Standard">
      <style:text-properties fo:font-style="italic" officeooo:rsid="001e14fa" officeooo:paragraph-rsid="001e14fa" style:font-style-asian="italic" style:font-style-complex="italic"/>
    </style:style>
    <style:style style:name="P8" style:family="paragraph" style:parent-style-name="Standard">
      <style:text-properties officeooo:rsid="001ecb91" officeooo:paragraph-rsid="001ecb91"/>
    </style:style>
    <style:style style:name="P9" style:family="paragraph" style:parent-style-name="Standard">
      <style:text-properties officeooo:rsid="001ecb91" officeooo:paragraph-rsid="00286933"/>
    </style:style>
    <style:style style:name="P10" style:family="paragraph" style:parent-style-name="Standard">
      <style:text-properties officeooo:rsid="0020e97e" officeooo:paragraph-rsid="0020e97e"/>
    </style:style>
    <style:style style:name="P11" style:family="paragraph" style:parent-style-name="Standard">
      <style:text-properties officeooo:rsid="0020e97e" officeooo:paragraph-rsid="002594f9"/>
    </style:style>
    <style:style style:name="P12" style:family="paragraph" style:parent-style-name="Standard">
      <style:text-properties officeooo:rsid="0020e97e" officeooo:paragraph-rsid="00286933"/>
    </style:style>
    <style:style style:name="P13" style:family="paragraph" style:parent-style-name="Standard">
      <style:text-properties officeooo:rsid="0020e97e" officeooo:paragraph-rsid="002b4f7d"/>
    </style:style>
    <style:style style:name="P14" style:family="paragraph" style:parent-style-name="Standard">
      <style:text-properties officeooo:rsid="0020e97e" officeooo:paragraph-rsid="002d4370"/>
    </style:style>
    <style:style style:name="P15" style:family="paragraph" style:parent-style-name="Standard">
      <style:text-properties officeooo:rsid="0022beae" officeooo:paragraph-rsid="0022beae"/>
    </style:style>
    <style:style style:name="P16" style:family="paragraph" style:parent-style-name="Standard">
      <style:paragraph-properties fo:break-before="page"/>
      <style:text-properties officeooo:rsid="0022beae" officeooo:paragraph-rsid="0022beae"/>
    </style:style>
    <style:style style:name="P17" style:family="paragraph" style:parent-style-name="Standard">
      <style:text-properties officeooo:rsid="0022df76" officeooo:paragraph-rsid="00249860"/>
    </style:style>
    <style:style style:name="P18" style:family="paragraph" style:parent-style-name="Standard">
      <style:text-properties officeooo:rsid="0022df76" officeooo:paragraph-rsid="0024cd69"/>
    </style:style>
    <style:style style:name="P19" style:family="paragraph" style:parent-style-name="Standard">
      <style:text-properties officeooo:rsid="0022df76" officeooo:paragraph-rsid="002b4f7d"/>
    </style:style>
    <style:style style:name="P20" style:family="paragraph" style:parent-style-name="Standard">
      <style:text-properties officeooo:rsid="00286933" officeooo:paragraph-rsid="00286933"/>
    </style:style>
    <style:style style:name="P21" style:family="paragraph" style:parent-style-name="Standard">
      <style:text-properties officeooo:rsid="002b6f54" officeooo:paragraph-rsid="002b6f54"/>
    </style:style>
    <style:style style:name="P22" style:family="paragraph" style:parent-style-name="Standard">
      <style:text-properties officeooo:rsid="002d4370" officeooo:paragraph-rsid="002d4370"/>
    </style:style>
    <style:style style:name="P23" style:family="paragraph" style:parent-style-name="Standard">
      <style:text-properties officeooo:rsid="002f6545" officeooo:paragraph-rsid="002f6545"/>
    </style:style>
    <style:style style:name="P24" style:family="paragraph" style:parent-style-name="Title">
      <style:text-properties fo:font-size="24pt" style:font-size-asian="24pt" style:font-size-complex="24pt"/>
    </style:style>
    <style:style style:name="P25" style:family="paragraph" style:parent-style-name="Standard">
      <style:text-properties officeooo:rsid="002b04ab" officeooo:paragraph-rsid="002b4f7d"/>
    </style:style>
    <style:style style:name="P26" style:family="paragraph" style:parent-style-name="Standard">
      <style:text-properties officeooo:rsid="00268b85" officeooo:paragraph-rsid="002d4370"/>
    </style:style>
    <style:style style:name="P27" style:family="paragraph" style:parent-style-name="Standard" style:list-style-name="L1">
      <style:text-properties officeooo:rsid="001ecb91" officeooo:paragraph-rsid="00286933"/>
    </style:style>
    <style:style style:name="P28" style:family="paragraph" style:parent-style-name="Standard" style:list-style-name="L2">
      <style:text-properties officeooo:rsid="00268b85" officeooo:paragraph-rsid="002d4370"/>
    </style:style>
    <style:style style:name="P29" style:family="paragraph" style:parent-style-name="Standard" style:list-style-name="L2">
      <style:text-properties officeooo:rsid="0020e97e" officeooo:paragraph-rsid="00268b85"/>
    </style:style>
    <style:style style:name="P30" style:family="paragraph" style:parent-style-name="Standard" style:list-style-name="L2">
      <style:text-properties officeooo:rsid="0020e97e" officeooo:paragraph-rsid="002d4370"/>
    </style:style>
    <style:style style:name="T1" style:family="text">
      <style:text-properties officeooo:rsid="0018d71a"/>
    </style:style>
    <style:style style:name="T2" style:family="text">
      <style:text-properties officeooo:rsid="001a6ca6"/>
    </style:style>
    <style:style style:name="T3" style:family="text">
      <style:text-properties officeooo:rsid="001b36e3"/>
    </style:style>
    <style:style style:name="T4" style:family="text">
      <style:text-properties officeooo:rsid="001c7cc1"/>
    </style:style>
    <style:style style:name="T5" style:family="text">
      <style:text-properties officeooo:rsid="001e14fa"/>
    </style:style>
    <style:style style:name="T6" style:family="text">
      <style:text-properties officeooo:rsid="001fb42a"/>
    </style:style>
    <style:style style:name="T7" style:family="text">
      <style:text-properties officeooo:rsid="0020e97e"/>
    </style:style>
    <style:style style:name="T8" style:family="text">
      <style:text-properties officeooo:rsid="0022beae"/>
    </style:style>
    <style:style style:name="T9" style:family="text">
      <style:text-properties officeooo:rsid="0022df76"/>
    </style:style>
    <style:style style:name="T10" style:family="text">
      <style:text-properties officeooo:rsid="00249860"/>
    </style:style>
    <style:style style:name="T11" style:family="text">
      <style:text-properties officeooo:rsid="0024cd69"/>
    </style:style>
    <style:style style:name="T12" style:family="text">
      <style:text-properties officeooo:rsid="002594f9"/>
    </style:style>
    <style:style style:name="T13" style:family="text">
      <style:text-properties officeooo:rsid="00268b85"/>
    </style:style>
    <style:style style:name="T14" style:family="text">
      <style:text-properties officeooo:rsid="00286933"/>
    </style:style>
    <style:style style:name="T15" style:family="text">
      <style:text-properties officeooo:rsid="0028f2b6"/>
    </style:style>
    <style:style style:name="T16" style:family="text">
      <style:text-properties officeooo:rsid="00294fe5"/>
    </style:style>
    <style:style style:name="T17" style:family="text">
      <style:text-properties officeooo:rsid="002b04ab"/>
    </style:style>
    <style:style style:name="T18" style:family="text">
      <style:text-properties officeooo:rsid="002b4f7d"/>
    </style:style>
    <style:style style:name="T19" style:family="text">
      <style:text-properties officeooo:rsid="002b6f54"/>
    </style:style>
    <style:style style:name="T20" style:family="text">
      <style:text-properties officeooo:rsid="002d4370"/>
    </style:style>
    <style:style style:name="T21" style:family="text">
      <style:text-properties officeooo:rsid="002d8c09"/>
    </style:style>
    <style:style style:name="T22" style:family="text">
      <style:text-properties officeooo:rsid="002fd293"/>
    </style:style>
    <style:style style:name="T23" style:family="text">
      <style:text-properties officeooo:rsid="003380fa"/>
    </style:style>
    <style:style style:name="T24" style:family="text">
      <style:text-properties officeooo:rsid="00369ca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ritical Analysis <text:span text:style-name="T3">of Language Bias</text:span><text:line-break/>on the Historici<text:span text:style-name="T15">sm</text:span> <text:span text:style-name="T1">vs My</text:span><text:span text:style-name="T24">th</text:span><text:span text:style-name="T1">ici</text:span><text:span text:style-name="T15">sm</text:span><text:span text:style-name="T1"> </text:span>of Jesus</text:p>
      <text:p text:style-name="P2">by Sven Nilsen, 2023</text:p>
      <text:p text:style-name="P1"/>
      <text:p text:style-name="P7">In this <text:span text:style-name="T22">paper</text:span>, I suggest that language bias of Seshatism vs Platonism plays an important role in how people argue in the debate of Historici<text:span text:style-name="T15">sm</text:span> vs Mythici<text:span text:style-name="T15">sm</text:span> of Jesus. <text:span text:style-name="T14">I also point out other perspectives that seems to be entirely missing from the debate, </text:span><text:span text:style-name="T20">which are ignored despite scientific evidence</text:span><text:span text:style-name="T14">. </text:span><text:span text:style-name="T20">My conclusion is that the debate is scientifically worthless or irrelevant to the origin of Christianity.</text:span></text:p>
      <text:p text:style-name="P1"/>
      <text:p text:style-name="P3">There is an ongoing debate about Historicism vs Mythicism <text:span text:style-name="T5">of Jesus</text:span>, which represents two different hypotheses about the origin of Christianity. Neither side argues in favor of Christian dogma, but portrays different interpretations of historical evidence. <text:span text:style-name="T5">It is a debate in which the focus is not about Theism vs Atheism, but obviously, most theists are in favor of Historicism, </text:span><text:span text:style-name="T16">since it aligns more with traditional Christian doctrines.</text:span></text:p>
      <text:p text:style-name="P3"/>
      <text:p text:style-name="P4">The <text:span text:style-name="T2">evidence </text:span><text:span text:style-name="T5">of a historical Jesus</text:span><text:span text:style-name="T2"> itself is very bad, </text:span><text:span text:style-name="T16">on the edge of non-existence, </text:span><text:span text:style-name="T2">which should suggest making room for doubt. However, the debate is more or less like a shit-show where people are throwing arguments back and forth without putting too much effort into making the debate moderated and respectful to both sides.</text:span></text:p>
      <text:p text:style-name="P4"/>
      <text:p text:style-name="P4"><text:span text:style-name="T2">As a person observing this debate from the sideline, I try to come up with ways to describe the various positions in terms of language bias. </text:span><text:span text:style-name="T3">My hypothesis is that what most people are doing in this debate, is to commit themselves to some language bias and proceed by attacking the other side in order to defend their own biases. </text:span><text:span text:style-name="T16">The situation resembles a kind of metaphorical trench war where people put their entire careers on stake in order to gain a few inches of territory. While this is going on, there are large “Elephants in the room” around this debate which are avoided or ignored.</text:span></text:p>
      <text:p text:style-name="P1"/>
      <text:p text:style-name="P5">On one side, there are the people who argue in favor of Historicism, which clearly <text:span text:style-name="T4">is</text:span> Seshatic biased <text:span text:style-name="T16">(from a perspective of </text:span>Seshatism<text:span text:style-name="T16">)</text:span>. Their way of arguing is based on the idea of crediting knowledge by causality, where Early Christianity evolves from one natural event, causing <text:span text:style-name="T5">new</text:span> natural events, taking place in the context of history. The emphasis is on the authenticity <text:span text:style-name="T4">(in sense of Heidegger)</text:span> and originality of Jesus, which is viewed as some sort of brilliant ancient game designer, laying out some basic rules <text:span text:style-name="T5">of spirituality</text:span>, out of which the sandbox<text:span text:style-name="T5">ed</text:span> <text:span text:style-name="T5">playground </text:span>of Christianity evolves, kind of like a massive multi-player role playing game. </text:p>
      <text:p text:style-name="P5"/>
      <text:p text:style-name="P6">On the other side, there are people who argue in favor of My<text:span text:style-name="T24">th</text:span>icism, which clearly is Platonic biased <text:span text:style-name="T16">(from a perspective of </text:span>Platonism<text:span text:style-name="T16">)</text:span>. Their way of arguing is based on the idea of crediting knowledge by abstraction, where Early Christianity evolves from spiritual experiences, seen as taking place in a <text:span text:style-name="T5">Jewish </text:span>cosmological perspective of the universe. The emphasis is on the inauthenticity (in sense of Heidegger) and mythological aspect of Jesus, which is viewed as some sort of savior deity, used as a literary vehicle to transition from Bronze Age religious practices into new religious movements, <text:span text:style-name="T5">who primarily sought spiritual enlightenment over needless animal sacrifices and superstitious belief</text:span><text:span text:style-name="T21">s</text:span><text:span text:style-name="T5"> in blood magic</text:span>.</text:p>
      <text:p text:style-name="P6"/>
      <text:p text:style-name="P8">The missing side of this debate is, like it always has been in the past 2 millennia when people try to interpret history, <text:span text:style-name="T6">ignoring </text:span>how people through the ages used religion to advance their own political and social goals, or personal agenda<text:span text:style-name="T7">s</text:span>. With other words, all evidence points in favor of people using religion <text:span text:style-name="T6">(as a tool)</text:span> as much as relating to it in a spiritual way <text:span text:style-name="T6">(as a dogma)</text:span>.</text:p>
      <text:p text:style-name="P8"/>
      <text:p text:style-name="P9"><text:soft-page-break/>For example, <text:span text:style-name="T14">among ways people used religion that are mostly ignored by people in the debate</text:span>:</text:p>
      <text:p text:style-name="P9"/>
      <text:list xml:id="list4096960683" text:style-name="L1">
        <text:list-item>
          <text:p text:style-name="P27"><text:span text:style-name="T14">T</text:span>he demographics <text:span text:style-name="T6">in</text:span> Early Christianity <text:span text:style-name="T6">consisted of</text:span> mostly women, which indicates that the religious movement was attempting to advance pro-social goals, such as undermining the power of the state to perform religious persecution, saving abandoned <text:span text:style-name="T6">babies, who often were female, feeding the poor and increasing the social mobility and rights of women etc.</text:span></text:p>
        </text:list-item>
        <text:list-item>
          <text:p text:style-name="P27"><text:span text:style-name="T6">The Jewish origin might be explained as an attempt to form a new religion in order to unite the Jewish people, in constructing a long term empire, </text:span><text:span text:style-name="T14">advancing the construction done by Herod the Great</text:span><text:span text:style-name="T6">, centered on the prophecy of a Messianic figure </text:span><text:span text:style-name="T7">signifying a new era</text:span><text:span text:style-name="T6">.</text:span></text:p>
        </text:list-item>
        <text:list-item>
          <text:p text:style-name="P27"><text:span text:style-name="T6">The demand for a new religion was to unite the elitist monotheism with popular polytheism. </text:span><text:span text:style-name="T14">This is a point that is often overlooked </text:span><text:span text:style-name="T16">due </text:span><text:span text:style-name="T14">to the popular belief that Jewish religion was mostly monotheistic at the time, contrary to archeological evidence. Thus the role of polytheism might be more influential when shaping new religions, viewed as attempts to build bridges between multi-cultural belief systems.</text:span></text:p>
        </text:list-item>
      </text:list>
      <text:p text:style-name="P10"/>
      <text:p text:style-name="P10"><text:span text:style-name="T14">Something that</text:span> is important for people <text:span text:style-name="T14">to learn,</text:span> looking at <text:span text:style-name="T14">the</text:span> history <text:span text:style-name="T14">from this era</text:span> <text:span text:style-name="T14">through</text:span> a modern mindset, is that there were external social pressures that became a huge influence in how people shaped their beliefs over time. <text:span text:style-name="T16">Individual spiritual experiences and personal communication, might not be used as the primary evidence of how beliefs are shaped, since both interpretation of spiritual experiences and decisions of personal communication are highly influenced by external social pressures.</text:span></text:p>
      <text:p text:style-name="P10"/>
      <text:p text:style-name="P12">For example, the idea of borrowing from other cultures and religions is a common practice when people use religion to advance their own social status. The reason for this is that external pressure from authority does not leave room for much experimentation on personal level. When people presented their stories to other people, they would naturally build on common knowledge instead of introducing too many new ideas.</text:p>
      <text:p text:style-name="P12"/>
      <text:p text:style-name="P13">This means that e.g. Greek and Egyptian influences on Early Christianity should not be ruled out, despite that the historical claims point to Israel as the geographical origin. Not even the people living at the time would object to taking ideas and inspiration from other places, as long it helped to advance their shared political, social and economic agenda <text:span text:style-name="T8">as a group of believers</text:span>. <text:span text:style-name="T8">Using ideas from elsewhere was </text:span><text:span text:style-name="T14">also </text:span><text:span text:style-name="T8">a common tactic to reduce suspicion from authority, since people generally thought of these ideas as popular folklore, </text:span><text:span text:style-name="T14">hence not worth being taken seriously</text:span><text:span text:style-name="T8">.</text:span></text:p>
      <text:p text:style-name="P13"/>
      <text:p text:style-name="P25">There is a demand for new religious movements that undermine existing authority to present <text:span text:style-name="T23">them</text:span>self as harmless. The “Elephant in the room” here is that people from multiple nations were willing to take on ideas coming from, Jerusalem, a geographically outpost of the Roman empire at the time, located in-between two geographical centers of the empire, Syria and Egypt. Such a dynamical social process, taking place in multiple places at the same time, would probably not happen on a larger scale unless people taking on such beliefs shared a common underlying demographical cause, knowing that other people from similar demographics also shared these beliefs <text:span text:style-name="T23">and took part in similar social change</text:span>.</text:p>
      <text:p text:style-name="P13"/>
      <text:p text:style-name="P13"><text:span text:style-name="T17">There is little benefit on taking ideas </text:span><text:span text:style-name="T18">and inspiration</text:span><text:span text:style-name="T17"> from elsewhere unless it advances a hidden social and political agenda, </text:span><text:span text:style-name="T18">which was evidently the situation during the spread of Christianity</text:span><text:span text:style-name="T17">. The same rule applies to internal shaping of beliefs in the origin of Christianity </text:span><text:span text:style-name="T18">itself</text:span><text:span text:style-name="T17">, which might have taken ideas and inspiration from other religions and cultures. </text:span><text:span text:style-name="T18">So, there is a possibility that Christianity in its origin took ideas from other places in the Roman empire and in turn the rest of the Roman empire took ideas from Christianity and adding their own ideas.</text:span></text:p>
      <text:p text:style-name="P10"/>
      <text:p text:style-name="P15"/>
      <text:p text:style-name="P16"><text:span text:style-name="T14">O</text:span>ne can not rule out the possibility that Jesus was a savior deity inspired by other cultures and religions. This character could have been developed, as a tool, to unite groups of people who were struggling socially. <text:span text:style-name="T15">Most people</text:span> who lived in the complex political environment at the time would be able to predict the benefits of developing a common Messianic figure. This figure represented the Apocalypse, which meant the end of Roman authority in the region. It also represented the start of a new era, <text:span text:style-name="T15">The Kingdom of Heaven,</text:span> promising social stability. <text:span text:style-name="T15">The latter is sometimes forgotten, since it emphasizes the hopes of socially vulnerable people, who were not motivated by demonstrating their scholarly knowledge in front of an audience, but to actually increase their quality of life through religious and political means. This </text:span><text:span text:style-name="T23">particularly </text:span><text:span text:style-name="T15">demographic is consistently rewritten out of history, placed on the sideline, seen as insignificant of influence, since the people who write history almost universally come from a privileged social background.</text:span></text:p>
      <text:p text:style-name="P15"/>
      <text:p text:style-name="P15">The reason for masquerading this activity <text:span text:style-name="T15">with social goals</text:span> as a new religious movement, is to avoid suspicion from authority. It benefits the in-group when the authority views them as stupid and superstitious people. This enables greater social control of the in-group while shaping desired social boundaries to the outside world that enables religious conversion and zealotry. <text:span text:style-name="T15">However, it also opens up the possibility of conspiracies and behind-the-scenes social manipulation. There are many examples in history where poor people revolting against authority while the power ends in the hands of a few individuals who manipulate the movement politically.</text:span></text:p>
      <text:p text:style-name="P15"/>
      <text:p text:style-name="P19">For example, the single most debated point in Historicism vs Mythicism consists of determining whether Paul believed James was the biological brother of Jesus, or a “brother” meaning fellow believer in Jesus as savior, as distinct from an “apostle”, a higher title reserved for the leadership of the sect. <text:span text:style-name="T19">Notice, </text:span>Paul was the person who contributed most to the inter-national spread of Early Christianity, in which role he took up as an apostle. <text:span text:style-name="T18">One could also read the letters of Paul as a social tension between James and Paul where he deliberately avoids calling James an apostle, </text:span><text:span text:style-name="T19">instead calling him by a lesser title,</text:span><text:span text:style-name="T18"> in order to increase his own social status </text:span><text:span text:style-name="T19">to the readers</text:span><text:span text:style-name="T18">. Such petty behavior is not unknown to mankind and Paul might not have in mind at the time that people would read his letters 2 millennia later. </text:span><text:span text:style-name="T19">There are other places where Paul engages in similar behavior, emphasizing his own status as an apostle, for example, when he claims that even an angel appearing to people is not evidence he is wrong.</text:span></text:p>
      <text:p text:style-name="P19"/>
      <text:p text:style-name="P19"><text:span text:style-name="T19">On the other hand, i</text:span>f James <text:span text:style-name="T19">himself</text:span> invented the Jesus character <text:span text:style-name="T10">based on a personal agenda</text:span>, <text:span text:style-name="T10">or belonged to a group which held a dogma of Jesus as a savior deity, not a biological being, then there is none or little reason to believe that Paul refers to an actual historical figure.</text:span></text:p>
      <text:p text:style-name="P17"/>
      <text:p text:style-name="P18"><text:span text:style-name="T10">Other explanations of Paul’s beliefs, </text:span><text:span text:style-name="T11">that Jesus was the biological brother of James,</text:span><text:span text:style-name="T10"> are that Jesus was either was made to play the Messianic figure in public as part of a conspiracy of ancient feminism, political propaganda, or actually believed himself </text:span><text:span text:style-name="T12">incorrectly </text:span><text:span text:style-name="T10">to be a Messianic figure, e.g. by suffering from something like </text:span><text:span text:style-name="T12">untreated</text:span><text:span text:style-name="T10"> bipolar disorder. </text:span><text:span text:style-name="T11">Neither of these explanations have gained mainstream support among scholars.</text:span></text:p>
      <text:p text:style-name="P18"/>
      <text:p text:style-name="P18"><text:span text:style-name="T10">The consensus among scholars on the New Testament is that Jesus was an apocalyptic preacher which was crucified by order of </text:span><text:span text:style-name="T11">the Roman prefect</text:span><text:span text:style-name="T10"> Pontus Pilates. </text:span><text:span text:style-name="T11">With other words, the most boring explanation possible, </text:span><text:span text:style-name="T12">reassuringly scholarly sounding,</text:span><text:span text:style-name="T11"> that is still somewhat consistent with mainstream dogma of Christianity, </text:span><text:span text:style-name="T19">while sweeping the role and influence of the demographics in this sect under the historical carpet</text:span><text:span text:style-name="T11">. All attempts to portray this sect as consisting of mentally unstable people, possible radical feminists or ambitious conspiring political agents, are dismissed, despite evidence of this happening in new religious movements all over the world. </text:span><text:span text:style-name="T12">There is a massively invested motivation to keep Christianity historically grounded in an authentic language bias (in sense of Heidegger).</text:span></text:p>
      <text:p text:style-name="P10"/>
      <text:p text:style-name="P11"><text:soft-page-break/>Contrary to today’s popular beliefs, archeological evidence suggest that polytheism was still widely spread within Judea and Galilee at Jesus’ time. <text:span text:style-name="T9">Asherah worship was mentioned multiple times in the old testament, sometimes dismissively </text:span><text:span text:style-name="T12">as some form of religious prostitution, instead of a more likely historical religious movement to empower women. T</text:span><text:span text:style-name="T9">his </text:span><text:span text:style-name="T12">propaganda</text:span><text:span text:style-name="T9"> effect might not be as large </text:span><text:span text:style-name="T19">on the population (</text:span><text:span text:style-name="T12">as popularly believed </text:span><text:span text:style-name="T19">among people of today’s cultural mindset)</text:span><text:span text:style-name="T12">,</text:span><text:span text:style-name="T9"> since most people where illiterate </text:span><text:span text:style-name="T12">(98%)</text:span><text:span text:style-name="T9"> and </text:span><text:span text:style-name="T12">most likely </text:span><text:span text:style-name="T9">never visited Jerusalem. It is very likely that Asherah worship continued </text:span><text:span text:style-name="T12">for centuries </text:span><text:span text:style-name="T9">despite attempts to persecute it.</text:span></text:p>
      <text:p text:style-name="P11"/>
      <text:p text:style-name="P21">Here are more “Elephants in the room”:</text:p>
      <text:p text:style-name="P11"/>
      <text:list xml:id="list410919248" text:style-name="L2">
        <text:list-item>
          <text:p text:style-name="P28">While we lack significant evidence of Jesus’ existence, which has gained a lot of attention due to the popularity of this character, the case is much worse for establishing consensus around demographics and trends in gender depending beliefs.</text:p>
        </text:list-item>
        <text:list-item>
          <text:p text:style-name="P29"><text:span text:style-name="T9">Hathor symbols </text:span><text:span text:style-name="T12">were</text:span><text:span text:style-name="T9"> found in Jewish female tombs in Jerusalem from Jesus’ time, which indicates that </text:span><text:span text:style-name="T12">Egyptian mythology might have an influence in the popular religion.</text:span></text:p>
        </text:list-item>
        <text:list-item>
          <text:p text:style-name="P30"><text:span text:style-name="T13">It is possible that the distinction between monotheism and polytheism was more blurry at the time, </text:span><text:span text:style-name="T20">than what is commonly assumed when debating the historicity of Jesus</text:span><text:span text:style-name="T13">.</text:span></text:p>
        </text:list-item>
        <text:list-item>
          <text:p text:style-name="P28">There was also a lot of political instability, due to the previous assassination of Julius Caesar, which ended the Roman republic, and following murder of Cleopatra, which ended the Ptolemaic dynasty. </text:p>
        </text:list-item>
        <text:list-item>
          <text:p text:style-name="P28">There are also very few sources on the role of ancient spy networks (such as the one established by Herod the Great), their effort to spread religious or political propaganda and possible influence in shaping new religions to obtain political goals.</text:p>
        </text:list-item>
      </text:list>
      <text:p text:style-name="P14"/>
      <text:p text:style-name="P26">So, there are multiple external factors which could have influenced what people believed.</text:p>
      <text:p text:style-name="P20"/>
      <text:p text:style-name="P20">None of these points are even debated in Historicism vs Mythicism.</text:p>
      <text:p text:style-name="P20"/>
      <text:p text:style-name="P22">The impression I have is that the debate focuses on talking points which are not grounded in scientific evidence, but subject to interpretation and confirmation bias. The situation also serves as a gardened economic niche of book publishing on the topic, trying to present itself as a serious scholarly discipline, while ignoring the absurd nature of social struggle throughout history using religion as a tool for advancing social, political and economic goals, not merely as a doctrine.</text:p>
      <text:p text:style-name="P22"/>
      <text:p text:style-name="P23">I therefore conclude that the debate is scientifically worthless or irrelevant to the origin of Christianity. There is no new evidence to present and what evidence is at hand is not living up to the standards of scientific inquiry. Most of the books being published on the topic are targeting an audience who finds the origin of Christianity interesting from a perspective of Theism or Atheism, a place where people are socially vulnerable about their beliefs, unprepared to receive actual scientific evidence. So, the entire debate has boiled down to a few talking points in which nobody can make further progress beyond name-calling. In the process, the origin of Christianity itself is not debated scientifically, but merely to have a debate format that makes people engaged while staying comfortable.</text:p>
      <text:p text:style-name="P23"/>
      <text:p text:style-name="P23">The world has never historically been acting, on a scientific basis, as clean tapestry of patterns confirming to dogmas or simplified philosophical positions. There is no reason to believe that myth did not play a role in the life of some, <text:span text:style-name="T22">potentially possible,</text:span> historical Jesus, or that there were no claims about biological relationships to savior deities, <text:span text:style-name="T22">considering that gifted individuals at the time were often referred to as offspring of deities by the general public. The historical and cosmological views that people had in this era, blended into each other and was used both as personal spiritual beliefs and for advancing social, economic and political goals. To assign the little evidence present to either interpretation just confirms to existing language biases and subjective assumpt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1-20T12:09:28.629738639</meta:creation-date>
    <dc:date>2023-11-20T17:11:50.978795566</dc:date>
    <meta:editing-duration>PT13M29S</meta:editing-duration>
    <meta:editing-cycles>4</meta:editing-cycles>
    <meta:generator>LibreOffice/7.2.2.2$MacOSX_X86_64 LibreOffice_project/02b2acce88a210515b4a5bb2e46cbfb63fe97d56</meta:generator>
    <meta:document-statistic meta:table-count="0" meta:image-count="0" meta:object-count="0" meta:page-count="4" meta:paragraph-count="36" meta:word-count="2526" meta:character-count="15753" meta:non-whitespace-character-count="13269"/>
  </office:meta>
</office:document-meta>
</file>